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Gillius ADF" svg:font-family="'Gillius AD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Gillius ADF"/>
    </style:style>
    <style:style style:name="P2" style:family="paragraph" style:parent-style-name="Standard">
      <style:text-properties style:font-name="Gillius ADF" fo:font-weight="bold" officeooo:paragraph-rsid="00084b63" style:font-weight-asian="bold" style:font-weight-complex="bold"/>
    </style:style>
    <style:style style:name="P3" style:family="paragraph" style:parent-style-name="Standard">
      <style:text-properties style:font-name="Gillius ADF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Gillius ADF" fo:font-size="16pt" fo:font-weight="bold" officeooo:rsid="00084b63" officeooo:paragraph-rsid="00084b63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Gillius ADF" fo:font-size="16pt" fo:font-weight="bold" officeooo:rsid="00084b63" officeooo:paragraph-rsid="00109e06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Gillius ADF" fo:font-size="16pt" fo:font-weight="bold" officeooo:rsid="000d0c06" officeooo:paragraph-rsid="000d0c06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Gillius ADF" fo:font-size="16pt" officeooo:paragraph-rsid="00084b63" style:font-size-asian="16pt" style:font-size-complex="16pt"/>
    </style:style>
    <style:style style:name="P8" style:family="paragraph" style:parent-style-name="Standard">
      <style:text-properties style:font-name="Gillius ADF" officeooo:paragraph-rsid="00084b63"/>
    </style:style>
    <style:style style:name="P9" style:family="paragraph" style:parent-style-name="Standard">
      <style:text-properties style:font-name="Gillius ADF" officeooo:rsid="0009f48e" officeooo:paragraph-rsid="000bc2de"/>
    </style:style>
    <style:style style:name="P10" style:family="paragraph" style:parent-style-name="Standard">
      <style:text-properties style:font-name="Gillius ADF" officeooo:rsid="0009f48e" officeooo:paragraph-rsid="00171dd2"/>
    </style:style>
    <style:style style:name="P11" style:family="paragraph" style:parent-style-name="Standard">
      <style:text-properties style:font-name="Gillius ADF" officeooo:rsid="000bc2de" officeooo:paragraph-rsid="000bc2de"/>
    </style:style>
    <style:style style:name="P12" style:family="paragraph" style:parent-style-name="Standard">
      <style:text-properties style:font-name="Gillius ADF" officeooo:rsid="000bc2de" officeooo:paragraph-rsid="00109e06"/>
    </style:style>
    <style:style style:name="P13" style:family="paragraph" style:parent-style-name="Standard">
      <style:text-properties style:font-name="Gillius ADF" officeooo:paragraph-rsid="000bc2de"/>
    </style:style>
    <style:style style:name="P14" style:family="paragraph" style:parent-style-name="Standard">
      <style:text-properties style:font-name="Gillius ADF" officeooo:paragraph-rsid="000d0c06"/>
    </style:style>
    <style:style style:name="P15" style:family="paragraph" style:parent-style-name="Standard">
      <style:text-properties style:font-name="Gillius ADF" officeooo:rsid="000d0c06" officeooo:paragraph-rsid="000d0c06"/>
    </style:style>
    <style:style style:name="P16" style:family="paragraph" style:parent-style-name="Standard">
      <style:text-properties style:font-name="Gillius ADF" officeooo:paragraph-rsid="00109e06"/>
    </style:style>
    <style:style style:name="P17" style:family="paragraph" style:parent-style-name="Standard">
      <style:text-properties style:font-name="Gillius ADF" officeooo:rsid="00171dd2" officeooo:paragraph-rsid="00171dd2"/>
    </style:style>
    <style:style style:name="P18" style:family="paragraph" style:parent-style-name="Standard">
      <style:text-properties style:font-name="Gillius ADF" officeooo:rsid="0019575d" officeooo:paragraph-rsid="0019575d"/>
    </style:style>
    <style:style style:name="P19" style:family="paragraph" style:parent-style-name="Standard">
      <style:paragraph-properties fo:text-align="center" style:justify-single-word="false"/>
      <style:text-properties style:font-name="Gillius ADF" fo:font-size="20pt" fo:font-weight="bold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Gillius ADF" fo:font-size="20pt" style:font-size-asian="20pt" style:font-size-complex="20pt"/>
    </style:style>
    <style:style style:name="P21" style:family="paragraph" style:parent-style-name="Standard">
      <style:text-properties style:font-name="Gillius ADF" officeooo:rsid="00289387" officeooo:paragraph-rsid="00289387"/>
    </style:style>
    <style:style style:name="P22" style:family="paragraph" style:parent-style-name="Standard">
      <style:text-properties style:font-name="Gillius ADF" officeooo:paragraph-rsid="00266c11"/>
    </style:style>
    <style:style style:name="P23" style:family="paragraph" style:parent-style-name="Standard">
      <style:text-properties style:font-name="Gillius ADF" fo:font-style="italic" officeooo:paragraph-rsid="002b3a2e" style:font-style-asian="italic" style:font-style-complex="italic"/>
    </style:style>
    <style:style style:name="P24" style:family="paragraph" style:parent-style-name="Standard">
      <style:text-properties style:font-name="Gillius ADF" fo:font-size="12pt" fo:font-weight="bold" officeooo:rsid="002b3a2e" officeooo:paragraph-rsid="002b3a2e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Gillius ADF" officeooo:rsid="000bc2de" officeooo:paragraph-rsid="000bc2de"/>
    </style:style>
    <style:style style:name="P26" style:family="paragraph" style:parent-style-name="Standard">
      <style:text-properties style:font-name="Gillius ADF" fo:font-weight="bold" officeooo:rsid="00084b63" officeooo:paragraph-rsid="00084b63" style:font-weight-asian="bold" style:font-weight-complex="bold"/>
    </style:style>
    <style:style style:name="P27" style:family="paragraph" style:parent-style-name="Standard" style:list-style-name="L5">
      <style:text-properties style:font-name="Gillius ADF" fo:font-weight="bold" officeooo:paragraph-rsid="00084b63" style:font-weight-asian="bold" style:font-weight-complex="bold"/>
    </style:style>
    <style:style style:name="P28" style:family="paragraph" style:parent-style-name="Standard" style:list-style-name="L1">
      <style:text-properties style:font-name="Gillius ADF" officeooo:paragraph-rsid="00084b63"/>
    </style:style>
    <style:style style:name="P29" style:family="paragraph" style:parent-style-name="Standard" style:list-style-name="L2">
      <style:text-properties style:font-name="Gillius ADF" officeooo:paragraph-rsid="00084b63"/>
    </style:style>
    <style:style style:name="P30" style:family="paragraph" style:parent-style-name="Standard" style:list-style-name="L2">
      <style:text-properties style:font-name="Gillius ADF" officeooo:rsid="00266c11" officeooo:paragraph-rsid="00266c11"/>
    </style:style>
    <style:style style:name="P31" style:family="paragraph" style:parent-style-name="Standard" style:list-style-name="L2">
      <style:text-properties style:font-name="Gillius ADF" officeooo:rsid="003121c1" officeooo:paragraph-rsid="003121c1"/>
    </style:style>
    <style:style style:name="P32" style:family="paragraph" style:parent-style-name="Standard" style:list-style-name="L3">
      <style:text-properties style:font-name="Gillius ADF" officeooo:paragraph-rsid="00084b63"/>
    </style:style>
    <style:style style:name="P33" style:family="paragraph" style:parent-style-name="Standard" style:list-style-name="L4">
      <style:text-properties style:font-name="Gillius ADF" officeooo:paragraph-rsid="00084b63"/>
    </style:style>
    <style:style style:name="P34" style:family="paragraph" style:parent-style-name="Standard" style:list-style-name="L5">
      <style:text-properties style:font-name="Gillius ADF" officeooo:paragraph-rsid="00084b63"/>
    </style:style>
    <style:style style:name="P35" style:family="paragraph" style:parent-style-name="Standard" style:list-style-name="L6">
      <style:text-properties style:font-name="Gillius ADF" officeooo:paragraph-rsid="002f16a0"/>
    </style:style>
    <style:style style:name="P36" style:family="paragraph" style:parent-style-name="Standard" style:list-style-name="L7">
      <style:text-properties style:font-name="Gillius ADF" officeooo:rsid="001b5b04" officeooo:paragraph-rsid="002b3a2e"/>
    </style:style>
    <style:style style:name="P37" style:family="paragraph" style:parent-style-name="Standard" style:list-style-name="L7">
      <style:text-properties style:font-name="Gillius ADF" officeooo:paragraph-rsid="002b3a2e"/>
    </style:style>
    <style:style style:name="P38" style:family="paragraph" style:parent-style-name="Standard">
      <style:text-properties style:font-name="Gillius ADF" officeooo:paragraph-rsid="0031c80d"/>
    </style:style>
    <style:style style:name="P39" style:family="paragraph" style:parent-style-name="Standard">
      <style:paragraph-properties fo:break-before="page"/>
      <style:text-properties style:font-name="Gillius ADF" fo:font-size="16pt" fo:font-weight="bold" officeooo:rsid="00084b63" officeooo:paragraph-rsid="00084b63" style:font-size-asian="16pt" style:font-weight-asian="bold" style:font-size-complex="16pt" style:font-weight-complex="bold"/>
    </style:style>
    <style:style style:name="T1" style:family="text">
      <style:text-properties officeooo:rsid="00084b6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4b63" style:font-weight-asian="bold" style:font-weight-complex="bold"/>
    </style:style>
    <style:style style:name="T4" style:family="text">
      <style:text-properties fo:font-weight="bold" officeooo:rsid="00133f25" style:font-weight-asian="bold" style:font-weight-complex="bold"/>
    </style:style>
    <style:style style:name="T5" style:family="text">
      <style:text-properties fo:font-weight="bold" officeooo:rsid="000bc2de" style:font-weight-asian="bold" style:font-weight-complex="bold"/>
    </style:style>
    <style:style style:name="T6" style:family="text">
      <style:text-properties fo:font-weight="bold" officeooo:rsid="000d0c06" style:font-weight-asian="bold" style:font-weight-complex="bold"/>
    </style:style>
    <style:style style:name="T7" style:family="text">
      <style:text-properties fo:font-weight="bold" officeooo:rsid="001b5b04" style:font-weight-asian="bold" style:font-weight-complex="bold"/>
    </style:style>
    <style:style style:name="T8" style:family="text">
      <style:text-properties fo:font-weight="bold" officeooo:rsid="00266c11" style:font-weight-asian="bold" style:font-weight-complex="bold"/>
    </style:style>
    <style:style style:name="T9" style:family="text">
      <style:text-properties officeooo:rsid="0009f48e"/>
    </style:style>
    <style:style style:name="T10" style:family="text">
      <style:text-properties officeooo:rsid="000bc2de"/>
    </style:style>
    <style:style style:name="T11" style:family="text">
      <style:text-properties officeooo:rsid="000d0c06"/>
    </style:style>
    <style:style style:name="T12" style:family="text">
      <style:text-properties officeooo:rsid="00133f25"/>
    </style:style>
    <style:style style:name="T13" style:family="text">
      <style:text-properties officeooo:rsid="00171dd2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03500" style:font-weight-asian="normal" style:font-weight-complex="normal"/>
    </style:style>
    <style:style style:name="T16" style:family="text">
      <style:text-properties fo:font-weight="normal" officeooo:rsid="00219ae9" style:font-weight-asian="normal" style:font-weight-complex="normal"/>
    </style:style>
    <style:style style:name="T17" style:family="text">
      <style:text-properties fo:font-weight="normal" officeooo:rsid="00249696" style:font-weight-asian="normal" style:font-weight-complex="normal"/>
    </style:style>
    <style:style style:name="T18" style:family="text">
      <style:text-properties fo:font-weight="normal" officeooo:rsid="00266c11" style:font-weight-asian="normal" style:font-weight-complex="normal"/>
    </style:style>
    <style:style style:name="T19" style:family="text">
      <style:text-properties fo:font-weight="normal" officeooo:rsid="002d36fc" style:font-weight-asian="normal" style:font-weight-complex="normal"/>
    </style:style>
    <style:style style:name="T20" style:family="text">
      <style:text-properties officeooo:rsid="001c135f"/>
    </style:style>
    <style:style style:name="T21" style:family="text">
      <style:text-properties officeooo:rsid="0021d09d"/>
    </style:style>
    <style:style style:name="T22" style:family="text">
      <style:text-properties officeooo:rsid="002300e8"/>
    </style:style>
    <style:style style:name="T23" style:family="text">
      <style:text-properties officeooo:rsid="00286ad8"/>
    </style:style>
    <style:style style:name="T24" style:family="text">
      <style:text-properties officeooo:rsid="00297062"/>
    </style:style>
    <style:style style:name="T25" style:family="text">
      <style:text-properties officeooo:rsid="002f16a0"/>
    </style:style>
    <style:style style:name="T26" style:family="text">
      <style:text-properties officeooo:rsid="003121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Margay Operations Guide</text:p>
      <text:p text:style-name="P20"/>
      <text:p text:style-name="P3">Initialize</text:p>
      <text:p text:style-name="P1">1. Ensure that all connections are secure and SD card is inserted</text:p>
      <text:p text:style-name="P1">2. Turn battery pack on</text:p>
      <text:p text:style-name="P1">3. Wait for GREEN - GREEN - 5x Blue Flash.</text:p>
      <text:p text:style-name="P1"><text:tab/>- <text:span text:style-name="T1">If you see this, the logger is properly recording data. To double-check, go to "</text:span><text:span text:style-name="T3">Check</text:span><text:span text:style-name="T1">".</text:span></text:p>
      <text:p text:style-name="P1"><text:tab/>- <text:span text:style-name="T1">If you see a different flash pattern, go to "</text:span><text:span text:style-name="T3">Error</text:span><text:span text:style-name="T1">".</text:span></text:p>
      <text:p text:style-name="P1"/>
      <text:p text:style-name="P4">Check</text:p>
      <text:p text:style-name="P8"><text:span text:style-name="T1">1</text:span>. <text:span text:style-name="T1">After going through "</text:span><text:span text:style-name="T3">Initialize</text:span><text:span text:style-name="T1">", w</text:span>ait 2-3 minutes.</text:p>
      <text:p text:style-name="P13"><text:span text:style-name="T12">2. Follow the instructions in the "</text:span><text:span text:style-name="T4">Download</text:span><text:span text:style-name="T12">" section</text:span></text:p>
      <text:p text:style-name="P10"><text:span text:style-name="T13">3</text:span>. Check to make sure that all the data are being recorded at the proper (UTC) tim<text:span text:style-name="T13">e.</text:span></text:p>
      <text:p text:style-name="P17">4. Check that valid values are being recorded for sensors.</text:p>
      <text:p text:style-name="P11">7. Whether or not files are properly recorded, return to "Initialize"</text:p>
      <text:p text:style-name="P9"><text:tab/>- <text:span text:style-name="T10">If files are not recorded, replace the SD card, check all connections, turn the logger back</text:span></text:p>
      <text:p text:style-name="P11"><text:tab/> <text:s/>on, and try again</text:p>
      <text:p text:style-name="P9"><text:tab/>- <text:span text:style-name="T13">If there is an issue with a specific sensor, check connections and troubleshoot</text:span></text:p>
      <text:p text:style-name="P9"><text:tab/>- <text:span text:style-name="T10">If files are recorded properly, return to </text:span><text:span text:style-name="T5">Initilaize</text:span><text:span text:style-name="T10"> and do not return to "</text:span><text:span text:style-name="T5">Check</text:span><text:span text:style-name="T10">"</text:span></text:p>
      <text:p text:style-name="P13"/>
      <text:p text:style-name="P6">SD card swap</text:p>
      <text:p text:style-name="P14"><text:span text:style-name="T10">1</text:span>. Turn battery pack off.</text:p>
      <text:p text:style-name="P14"><text:span text:style-name="T10">2</text:span>. Remove SD card. <text:span text:style-name="T11">Ensure that it is labeled. Put it somewhere safe and memorable.</text:span></text:p>
      <text:p text:style-name="P15">3. Replace the SD card <text:span text:style-name="T12">with an equivalently labeled SD card.</text:span></text:p>
      <text:p text:style-name="P15">4. Go to "<text:span text:style-name="T2">Initialize</text:span>"</text:p>
      <text:p text:style-name="P14"/>
      <text:p text:style-name="P5">Download</text:p>
      <text:p text:style-name="P16"><text:span text:style-name="T10">1</text:span>. Turn battery pack off.</text:p>
      <text:p text:style-name="P16"><text:span text:style-name="T10">2</text:span>. Remove SD card.</text:p>
      <text:p text:style-name="P16"><text:span text:style-name="T10">3</text:span>. <text:span text:style-name="T1">Insert SD card in computer.</text:span></text:p>
      <text:p text:style-name="P38"><text:span text:style-name="T10">4</text:span>. <text:span text:style-name="T9">Navigate in the SD card to the most recent "log" file (NW→&lt;serial_number&gt;→Log&lt;number&gt;.txt).</text:span></text:p>
      <text:p text:style-name="P12">5. Save the data file in a <text:span text:style-name="T11">well-labeled and organized place.</text:span></text:p>
      <text:p text:style-name="P12"><text:span text:style-name="T13">6</text:span>. <text:span text:style-name="T12">Safely e</text:span>ject the SD card <text:span text:style-name="T12">from the computer</text:span></text:p>
      <text:p text:style-name="P18">7. <text:span text:style-name="T11">Go to "</text:span><text:span text:style-name="T6">Initialize</text:span><text:span text:style-name="T11">"</text:span></text:p>
      <text:p text:style-name="P12"/>
      <text:p text:style-name="P26"/>
      <text:p text:style-name="P39">Error</text:p>
      <text:p text:style-name="P24">(Status Codes)</text:p>
      <text:p text:style-name="P7"/>
      <text:p text:style-name="P21">The first LED (AUX) will turn green so long as power is applied.</text:p>
      <text:p text:style-name="P21">The second LED (<text:span text:style-name="T24">STAT) will have one of the colors below.</text:span></text:p>
      <text:p text:style-name="P8"/>
      <text:p text:style-name="P22"><text:span text:style-name="T8">Green: </text:span><text:span text:style-name="T18">All systems check out OK, logging will proceed</text:span></text:p>
      <text:p text:style-name="P8"/>
      <text:p text:style-name="P2">Orange: <text:span text:style-name="T14">A sensor system is not registering properly, some sensor data may be missing or incorrect</text:span></text:p>
      <text:list xml:id="list410998724" text:style-name="L1">
        <text:list-item>
          <text:p text:style-name="P28">Verify correct polarity of sensor connection</text:p>
        </text:list-item>
        <text:list-item>
          <text:p text:style-name="P28">Ensure the right sensor is connected</text:p>
        </text:list-item>
        <text:list-item>
          <text:p text:style-name="P28">Verify the screw terminals are well connected to the wires (a lose connection can cause a failure)</text:p>
        </text:list-item>
        <text:list-item>
          <text:p text:style-name="P28">Make sure battery power is applied, some sensors can fail otherwise</text:p>
          <text:p text:style-name="P28"/>
        </text:list-item>
      </text:list>
      <text:p text:style-name="P2">Cyan: <text:span text:style-name="T14">Clock time is incorrect, but </text:span><text:span text:style-name="T17">logger is </text:span><text:span text:style-name="T14">otherwise working correctly</text:span></text:p>
      <text:list xml:id="list1850624307" text:style-name="L2">
        <text:list-item>
          <text:p text:style-name="P29">Connect the logger to a computer and reset the clock using the Northern Widget Time Set GUI</text:p>
          <text:list>
            <text:list-item>
              <text:p text:style-name="P30">Start <text:span text:style-name="T26">Processing</text:span></text:p>
            </text:list-item>
            <text:list-item>
              <text:p text:style-name="P31">Open the Northern Widget Time Set program</text:p>
            </text:list-item>
            <text:list-item>
              <text:p text:style-name="P31">Note and record the wrong time if the logger has been out in the field, alongside the current (correct) time, to correct the prior measurements</text:p>
            </text:list-item>
            <text:list-item>
              <text:p text:style-name="P31">Click the "set time" button and check that you are &lt;3 seconds off of the correct time.</text:p>
            </text:list-item>
            <text:list-item>
              <text:p text:style-name="P31">Click the "close" button.</text:p>
            </text:list-item>
          </text:list>
          <text:p text:style-name="P29"/>
        </text:list-item>
      </text:list>
      <text:p text:style-name="P2">Pink <text:span text:style-name="T23">(looks like purple to some people)</text:span>: <text:span text:style-name="T14">SD card is not inserted</text:span></text:p>
      <text:list xml:id="list3139702042" text:style-name="L3">
        <text:list-item>
          <text:p text:style-name="P32">Insert the SD card, or <text:span text:style-name="T22">remove and re-insert to </text:span>make sure card is fully seated</text:p>
          <text:p text:style-name="P32"/>
        </text:list-item>
      </text:list>
      <text:p text:style-name="P2">Red: <text:span text:style-name="T14">Critical on board component is not functioning correctly, such as SD card or clock. </text:span><text:span text:style-name="T16">L</text:span><text:span text:style-name="T14">ogging will likely not be able to proceed</text:span></text:p>
      <text:list xml:id="list2141922997" text:style-name="L4">
        <text:list-item>
          <text:p text:style-name="P33">Attempt power cycle</text:p>
        </text:list-item>
        <text:list-item>
          <text:p text:style-name="P33">Try different SD card</text:p>
        </text:list-item>
        <text:list-item>
          <text:p text:style-name="P33">Disconnect all sensors; <text:span text:style-name="T21">reconnect one by one and check.</text:span></text:p>
        </text:list-item>
      </text:list>
      <text:p text:style-name="P2"/>
      <text:p text:style-name="P2">Yellow, Fast Blinking:<text:span text:style-name="T14"> </text:span><text:span text:style-name="T15">&lt;50% b</text:span><text:span text:style-name="T14">attery capacity.</text:span></text:p>
      <text:list xml:id="list1059106432" text:style-name="L5">
        <text:list-item>
          <text:p text:style-name="P34">Replace batteries: <text:span text:style-name="T25">turn battery pack off, replace batteries, and turn battery pack back on.</text:span></text:p>
          <text:p text:style-name="P27"/>
        </text:list-item>
      </text:list>
      <text:p text:style-name="P2">Red, Fast Blinking: <text:span text:style-name="T15">Batteries &lt;3.3V. </text:span><text:span text:style-name="T19">Voltage too</text:span><text:span text:style-name="T15"> low to properly function.</text:span></text:p>
      <text:list xml:id="list2844003878" text:style-name="L6">
        <text:list-item>
          <text:p text:style-name="P35">Replace batteries: <text:span text:style-name="T25">turn battery pack off, replace batteries, and turn battery pack back on.</text:span></text:p>
        </text:list-item>
      </text:list>
      <text:p text:style-name="P8"/>
      <text:p text:style-name="P23"><text:span text:style-name="T2">General </text:span><text:span text:style-name="T7">tips to solve many kinds of errors</text:span></text:p>
      <text:list xml:id="list3577453249" text:style-name="L7">
        <text:list-item>
          <text:p text:style-name="P36">Turn the the logger off and on</text:p>
        </text:list-item>
        <text:list-item>
          <text:p text:style-name="P37">Verify the quality of all screw terminal connections by gently tugging on the wires and making sure they stay in place, if not, remove, <text:span text:style-name="T20">replace,</text:span> and re-tighten the connection</text:p>
        </text:list-item>
        <text:list-item>
          <text:p text:style-name="P37">Ensure sensors and/or cables are not damaged, this can result is shorts or other problems</text:p>
        </text:list-item>
        <text:list-item>
          <text:p text:style-name="P37">Make sure batteries have sufficient voltage to run the logger <text:span text:style-name="T20">(&gt;3.3 V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Gillius ADF" svg:font-family="'Gillius AD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Wickert</meta:initial-creator>
    <meta:creation-date>2019-06-02T12:12:21.039530121</meta:creation-date>
    <dc:date>2019-07-28T10:04:58.209257079</dc:date>
    <dc:creator>Andrew Wickert</dc:creator>
    <meta:editing-duration>PT1H3M</meta:editing-duration>
    <meta:editing-cycles>38</meta:editing-cycles>
    <meta:generator>LibreOffice/6.0.7.3$Linux_X86_64 LibreOffice_project/00m0$Build-3</meta:generator>
    <meta:document-statistic meta:table-count="0" meta:image-count="0" meta:object-count="0" meta:page-count="2" meta:paragraph-count="66" meta:word-count="635" meta:character-count="3516" meta:non-whitespace-character-count="2959"/>
  </office:meta>
</office:document-meta>
</file>